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  <style:style style:name="P2" style:family="paragraph" style:parent-style-name="Standard">
      <style:paragraph-properties fo:text-align="center" style:justify-single-word="false"/>
      <style:text-properties style:font-name="Courier New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 style:list-style-name="L1">
      <style:text-properties style:font-name="Courier New"/>
    </style:style>
    <style:style style:name="P4" style:family="paragraph" style:parent-style-name="Standard" style:list-style-name="L5">
      <style:text-properties style:font-name="Courier New"/>
    </style:style>
    <style:style style:name="P5" style:family="paragraph" style:parent-style-name="Standard">
      <style:text-properties style:font-name="Courier New" fo:font-size="14pt" style:text-underline-style="solid" style:text-underline-width="auto" style:text-underline-color="font-color" style:font-size-asian="14pt" style:font-size-complex="14pt"/>
    </style:style>
    <style:style style:name="P6" style:family="paragraph" style:parent-style-name="Standard" style:list-style-name="L6">
      <style:text-properties style:font-name="Courier New"/>
    </style:style>
    <style:style style:name="P7" style:family="paragraph" style:parent-style-name="Standard" style:list-style-name="L7">
      <style:text-properties style:font-name="Courier New"/>
    </style:style>
    <style:style style:name="P8" style:family="paragraph" style:parent-style-name="Standard" style:list-style-name="L8">
      <style:text-properties style:font-name="Courier New"/>
    </style:style>
    <style:style style:name="P9" style:family="paragraph" style:parent-style-name="Standard" style:list-style-name="L9">
      <style:text-properties style:font-name="Courier New"/>
    </style:style>
    <style:style style:name="P10" style:family="paragraph" style:parent-style-name="Standard" style:list-style-name="L9"/>
    <style:style style:name="P11" style:family="paragraph" style:parent-style-name="Standard" style:list-style-name="L1">
      <style:paragraph-properties fo:margin-left="1.138cm" fo:margin-right="0cm" fo:text-indent="-0.37cm" style:auto-text-indent="false">
        <style:tab-stops/>
      </style:paragraph-properties>
      <style:text-properties style:font-name="Courier New"/>
    </style:style>
    <style:style style:name="T1" style:family="text">
      <style:text-properties style:font-name="Courier New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 fo:text-align="end">
          <style:list-level-label-alignment text:label-followed-by="listtab" text:list-tab-stop-position="1cm" fo:text-indent="-0.63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prefix=" " style:num-suffix=" " style:num-format="1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prefix=" " style:num-suffix=" " style:num-format="1">
        <style:list-level-properties text:list-level-position-and-space-mode="label-alignment" fo:text-align="end">
          <style:list-level-label-alignment text:label-followed-by="listtab" text:list-tab-stop-position="1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prefix=" " style:num-suffix=" " style:num-format="1">
        <style:list-level-properties text:list-level-position-and-space-mode="label-alignment" fo:text-align="end">
          <style:list-level-label-alignment text:label-followed-by="listtab" text:list-tab-stop-position="1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ragenkatalog zur Schulaufgabe</text:p>
      <text:p text:style-name="P1"/>
      <text:p text:style-name="P1"/>
      <text:p text:style-name="P5">Windows Grundlagen</text:p>
      <text:p text:style-name="P1"/>
      <text:list xml:id="list38437046" text:style-name="L1">
        <text:list-item>
          <text:p text:style-name="P3">Welche Bedeutung hatte die Einführung grafischer Benutzeroberflächen für die Verbreitung von PCs=</text:p>
        </text:list-item>
        <text:list-item>
          <text:p text:style-name="P3">Nennen Sie drei Merkmale von Windowsprogrammen</text:p>
        </text:list-item>
        <text:list-item>
          <text:p text:style-name="P3">Erläutern Sie den Unterschied zwischen einem Programm und einem Prozess </text:p>
        </text:list-item>
        <text:list-item>
          <text:p text:style-name="P3">Was versteht man unter einer „Instanz eines Programms“?</text:p>
        </text:list-item>
        <text:list-item>
          <text:p text:style-name="P3">Beschreiben Sie die Aufgaben des Windows Betriebssystems, wenn eine Anwendung geschlossen wird</text:p>
        </text:list-item>
        <text:list-item>
          <text:p text:style-name="P3">Weshalb können unterschiedliche Anwendungen in Win32 nicht über Zeiger auf die gleiche Speicheradresse miteinander kommunizieren</text:p>
        </text:list-item>
        <text:list-item>
          <text:p text:style-name="P3">Welche Vorteile bieten multithreadingfähige Systeme?</text:p>
        </text:list-item>
        <text:list-item>
          <text:p text:style-name="P11">Erläutern Sie den Unterschied zwischen kooperativem und preemptivem Multitasking</text:p>
        </text:list-item>
        <text:list-item>
          <text:p text:style-name="P3">Warum können „abgestürzte“ DOS-Programme das gesamte Betriebssystem lahmlegen?</text:p>
        </text:list-item>
        <text:list-item>
          <text:p text:style-name="P3">Beschreiben Sie die Abarbeitung einer Tastatureingabe über die Message Loop</text:p>
        </text:list-item>
        <text:list-item>
          <text:p text:style-name="P3">Welche Aufgabe erfüllt die Fensterfunktion (WinProc(...))?</text:p>
        </text:list-item>
        <text:list-item>
          <text:p text:style-name="P3">Beschreiben Sie den grundsätzlichen Aufbau einer Fensterfunktion unter Win32</text:p>
        </text:list-item>
        <text:list-item>
          <text:p text:style-name="P3">Erklären Sie die Bedeutung von Botschaften in ereignisgesteuerten Systemen</text:p>
        </text:list-item>
        <text:list-item>
          <text:p text:style-name="P3">Nennen Sie vier Schnittstellen für Windows-Programmierer und deren spezielles Anwendungsbeispiel</text:p>
        </text:list-item>
        <text:list-item>
          <text:p text:style-name="P3">Welche Bedeutung hat die API für den Programmierer?</text:p>
        </text:list-item>
        <text:list-item>
          <text:p text:style-name="P3">Erläutern Sie, welches Wissen ein Windows-Anwendungsentwickler zusätzlich zur Kenntnis der Programmiersprache benötigt</text:p>
        </text:list-item>
        <text:list-item>
          <text:p text:style-name="P3">Erläutern Sie die vier Parameter der WinMain(...) Prozedur</text:p>
        </text:list-item>
        <text:list-item>
          <text:p text:style-name="P3">Was versteht man unter einer Windows „Fensterklasse“?</text:p>
        </text:list-item>
        <text:list-item>
          <text:p text:style-name="P3">Beschreiben Sie die Inhalte der Windows „Fensterklasse“</text:p>
        </text:list-item>
      </text:list>
      <text:p text:style-name="P1"/>
      <text:p text:style-name="P1"/>
      <text:p text:style-name="P5">Das Document-View-Modell</text:p>
      <text:p text:style-name="P1"/>
      <text:p text:style-name="P1"/>
      <text:list xml:id="list38564272" text:style-name="L5">
        <text:list-item>
          <text:p text:style-name="P4">Erläutern Sie das Grundkonzept des Document-View-Modells</text:p>
        </text:list-item>
        <text:list-item>
          <text:p text:style-name="P4">Beschreiben Sie die Unterschiede zwischen einem einfachen Windows Programm (z.B. Editor) und einer komplexen Windows-Anwendung (z.B. MS Word)</text:p>
        </text:list-item>
        <text:list-item>
          <text:p text:style-name="P4">Erklären Sie mögliche Vorteile des Document-View-Modells</text:p>
        </text:list-item>
        <text:list-item>
          <text:p text:style-name="P4">Beschreiben Sie die verwendeten Klassen eines Document-View-Programms</text:p>
        </text:list-item>
        <text:list-item>
          <text:p text:style-name="P4">Erläutern Sie die Aufgaben der Klassen CWinApp, CFrameWnd, CDocument und CView</text:p>
        </text:list-item>
        <text:list-item>
          <text:p text:style-name="P4">Beschreiben Sie vier von CView abgeleitete Klassendefinitionen</text:p>
        </text:list-item>
        <text:list-item>
          <text:p text:style-name="P4">Welchen Zweck hat die CSingleDocTemplate Klasse in der <text:soft-page-break/>InitInstance Methode der Applikation?</text:p>
        </text:list-item>
        <text:list-item>
          <text:p text:style-name="P4">Auf welche Weise kann die View auf Daten des Documents zugreifen?</text:p>
        </text:list-item>
        <text:list-item>
          <text:p text:style-name="P4">Beschreiben Sie, wie Menüeingaben in VC++ verarbeitet werden</text:p>
        </text:list-item>
        <text:list-item>
          <text:p text:style-name="P4">Weshalb versendet Windows eine COMMAND- Botschaft bei einem Menüereignis?</text:p>
        </text:list-item>
        <text:list-item>
          <text:p text:style-name="P4">Erläutern Sie die Bedeutung der WM_PAINT Botschaft und der zugehörigen Methode OnPaint() der View</text:p>
        </text:list-item>
        <text:list-item>
          <text:p text:style-name="P4">Wozu benötigt man den Device Context in der OnPaint(...) Methode</text:p>
        </text:list-item>
        <text:list-item>
          <text:p text:style-name="P4">Nennen Sie Methoden des Device Contextes</text:p>
        </text:list-item>
      </text:list>
      <text:p text:style-name="P1"/>
      <text:p text:style-name="P1"/>
      <text:p text:style-name="P5">Serialisierung in VC++</text:p>
      <text:p text:style-name="P1"/>
      <text:list xml:id="list38662401" text:style-name="L6">
        <text:list-item>
          <text:p text:style-name="P6">Erläutern Sie den Begriff Serialisierung</text:p>
        </text:list-item>
        <text:list-item>
          <text:p text:style-name="P6">Erklären Sie die an der Serialisierung beteiligten MFC- Klassen</text:p>
        </text:list-item>
        <text:list-item>
          <text:p text:style-name="P6">Beschreiben Sie die MFC Makros zur Serialisierung</text:p>
        </text:list-item>
      </text:list>
      <text:p text:style-name="P1"/>
      <text:p text:style-name="P1"/>
      <text:p text:style-name="P5">Drucken in VC++</text:p>
      <text:p text:style-name="P1"/>
      <text:list xml:id="list38693863" text:style-name="L7">
        <text:list-item>
          <text:p text:style-name="P7">Erläutern Sie die Aufgabe des Gerätekontextes beim Drucken unter Visual C++</text:p>
        </text:list-item>
        <text:list-item>
          <text:p text:style-name="P7">Erklären Sie, weshalb ein Programm keine Druckvorschau erzeugen kann, wenn kein Drucker installiert ist </text:p>
        </text:list-item>
        <text:list-item>
          <text:p text:style-name="P7">Erläutern Sie den prinzipiellen Druckvorgang unter Visual C++</text:p>
        </text:list-item>
        <text:list-item>
          <text:p text:style-name="P7">Welchem Zweck dient das PrintInfo- Objekt beim Drucken?</text:p>
        </text:list-item>
        <text:list-item>
          <text:p text:style-name="P7">Beschreiben Sie die Vorgehensweise zur Ermittlung des bedruckbaren Bereichs</text:p>
        </text:list-item>
        <text:list-item>
          <text:p text:style-name="P7">Auf welche Weise initialisiert man neue Schriftarten im Ausdruck?</text:p>
        </text:list-item>
      </text:list>
      <text:p text:style-name="P1"/>
      <text:p text:style-name="P1"/>
      <text:p text:style-name="P5">Grundlagen des .NET Frameworks</text:p>
      <text:p text:style-name="P1"/>
      <text:list xml:id="list39137353" text:style-name="L8">
        <text:list-item>
          <text:p text:style-name="P8">Erklären Sie den Zweck der Common Language Runtime</text:p>
        </text:list-item>
        <text:list-item>
          <text:p text:style-name="P8">Wozu dient die Garbage Collection?</text:p>
        </text:list-item>
        <text:list-item>
          <text:p text:style-name="P8">Beschreiben Sie den Weg eines Quellcodes bis zur Ausführung in einem Programm </text:p>
        </text:list-item>
        <text:list-item>
          <text:p text:style-name="P8">Erläutern Sie den Zweck der MSIL hinsichtlich der Programmiersprachen übergreifenden Entwicklung von Software!</text:p>
        </text:list-item>
        <text:list-item>
          <text:p text:style-name="P8">Erklären Sie den Unterschied zwischen Klassenbezeichnungen und Namensraum</text:p>
        </text:list-item>
        <text:list-item>
          <text:p text:style-name="P8">Wie kann auf eine Klasse in einem bestimmten Namensraum zugegriffen werden?</text:p>
        </text:list-item>
        <text:list-item>
          <text:p text:style-name="P8">Welche Klasse dient als Basis aller .NET Klassen?</text:p>
        </text:list-item>
        <text:list-item>
          <text:p text:style-name="P8">Nennen Sie zwei Arten von Datentypen unter .NET</text:p>
        </text:list-item>
        <text:list-item>
          <text:p text:style-name="P8">Erklären Sie den Unterschied zwischen Reference- und Value Typen</text:p>
        </text:list-item>
        <text:list-item>
          <text:p text:style-name="P8">Was versteht man in .NET unter Boxing und Unboxing?</text:p>
        </text:list-item>
        <text:list-item>
          <text:p text:style-name="P8">Beschreiben Sie die drei Arten von Assemblies</text:p>
        </text:list-item>
        <text:list-item>
          <text:p text:style-name="P8"><text:soft-page-break/>Wozu dient der Global Assembly Cache?</text:p>
        </text:list-item>
        <text:list-item>
          <text:p text:style-name="P8">Welche Informationen sind in einer Assembly gespeichert?</text:p>
        </text:list-item>
        <text:list-item>
          <text:p text:style-name="P8">Was versteht man unter einer Side By Side Installation?</text:p>
        </text:list-item>
      </text:list>
      <text:p text:style-name="P1"/>
      <text:p text:style-name="P1"/>
      <text:p text:style-name="P5">ADO.NET</text:p>
      <text:p text:style-name="P1"/>
      <text:list xml:id="list39204911" text:style-name="L9">
        <text:list-item>
          <text:p text:style-name="P9">Worin unterscheiden sich connected und disconnected Modell in ADO.NET?</text:p>
        </text:list-item>
        <text:list-item>
          <text:p text:style-name="P10"><text:span text:style-name="T1">Erklären Sie die Begriffe DataProvider und DataSet aus ADO.NET</text:span></text:p>
        </text:list-item>
        <text:list-item>
          <text:p text:style-name="P9">Welche Nachteile hat die Verwendung der OLE DB und ODBC .NET – Data Provider?</text:p>
        </text:list-item>
        <text:list-item>
          <text:p text:style-name="P9">Erläutern Sie die Vor- und Nachteile des Connected und Disconnected Modells</text:p>
        </text:list-item>
        <text:list-item>
          <text:p text:style-name="P9">Nennen Sie Beispiele zum Einsatz des Connected und Disconnected Modells</text:p>
        </text:list-item>
        <text:list-item>
          <text:p text:style-name="P9">Beschreiben Sie die Aufgaben des Connection Objekts, Command Objekts, Parameter Objekts und des DataReader Objekts</text:p>
        </text:list-item>
        <text:list-item>
          <text:p text:style-name="P9">Welche Einschränkungen bestehen beim Benutzen eines DataReaders?</text:p>
        </text:list-item>
        <text:list-item>
          <text:p text:style-name="P9">Beschreiben Sie die Zusammenarbeit von DataAdapter, DataSet und DataTables im disconnected Modell </text:p>
        </text:list-item>
        <text:list-item>
          <text:p text:style-name="P9">Nennen Sie die vier Command – Objekte eines DataAdapters und erläutern Sie deren Aufgabe</text:p>
        </text:list-item>
        <text:list-item>
          <text:p text:style-name="P9">Welche Collections und Objkte sind in einem DataSet enthalten?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style:font-name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1-20T18:30:01.92</meta:creation-date>
    <dc:date>2011-01-20T19:15:55.72</dc:date>
    <meta:editing-duration>PT13M51S</meta:editing-duration>
    <meta:editing-cycles>2</meta:editing-cycles>
    <meta:generator>LibreOffice/3.3$Win32 OpenOffice.org_project/330m9$Build-1</meta:generator>
    <meta:document-statistic meta:table-count="0" meta:image-count="0" meta:object-count="0" meta:page-count="3" meta:paragraph-count="72" meta:word-count="693" meta:character-count="4841"/>
  </office:meta>
</office:document-meta>
</file>